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paragraph-rsid="00069c16"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fo:font-size="20pt" fo:font-weight="bold" officeooo:rsid="00069c16" officeooo:paragraph-rsid="00069c16" style:font-size-asian="17.5pt" style:font-weight-asian="bold" style:font-size-complex="20pt" style:font-weight-complex="bold"/>
    </style:style>
    <style:style style:name="P3" style:family="paragraph" style:parent-style-name="Standard">
      <style:paragraph-properties fo:text-align="center" style:justify-single-word="false"/>
      <style:text-properties fo:font-size="12pt" fo:font-weight="normal" officeooo:rsid="00069c16" officeooo:paragraph-rsid="00069c1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69c16" officeooo:paragraph-rsid="00069c1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style="normal" fo:font-weight="normal" officeooo:rsid="000a891d" officeooo:paragraph-rsid="00069c16"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fo:font-weight="normal" officeooo:rsid="000a891d" officeooo:paragraph-rsid="000a891d"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fo:font-weight="normal" officeooo:rsid="000a891d" officeooo:paragraph-rsid="000c261f"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Liberation Serif1" fo:font-size="12pt" fo:font-weight="normal" officeooo:rsid="00069c16" officeooo:paragraph-rsid="00069c16" style:font-name-asian="Liberation Serif1" style:font-size-asian="10.5pt" style:font-weight-asian="normal" style:font-name-complex="Liberation Serif1" style:font-size-complex="12pt" style:font-weight-complex="normal"/>
    </style:style>
    <style:style style:name="T1" style:family="text">
      <style:text-properties officeooo:rsid="00069c16"/>
    </style:style>
    <style:style style:name="T2" style:family="text">
      <style:text-properties style:text-position="super 58%"/>
    </style:style>
    <style:style style:name="T3" style:family="text">
      <style:text-properties style:text-position="super 58%" fo:font-style="normal" officeooo:rsid="00082c6d" style:font-style-asian="normal" style:font-style-complex="normal"/>
    </style:style>
    <style:style style:name="T4" style:family="text">
      <style:text-properties style:text-position="super 58%" fo:font-style="normal" officeooo:rsid="000a25ec" style:font-style-asian="normal" style:font-style-complex="normal"/>
    </style:style>
    <style:style style:name="T5" style:family="text">
      <style:text-properties fo:font-style="italic" officeooo:rsid="00069c16" style:font-style-asian="italic" style:font-style-complex="italic"/>
    </style:style>
    <style:style style:name="T6" style:family="text">
      <style:text-properties fo:font-style="normal" officeooo:rsid="00069c16" style:font-style-asian="normal" style:font-style-complex="normal"/>
    </style:style>
    <style:style style:name="T7" style:family="text">
      <style:text-properties fo:font-style="normal" officeooo:rsid="00082c6d" style:font-style-asian="normal" style:font-style-complex="normal"/>
    </style:style>
    <style:style style:name="T8" style:family="text">
      <style:text-properties fo:font-style="normal" officeooo:rsid="000a25ec" style:font-style-asian="normal" style:font-style-complex="normal"/>
    </style:style>
    <style:style style:name="T9" style:family="text">
      <style:text-properties fo:font-style="normal" officeooo:rsid="000a891d" style:font-style-asian="normal" style:font-style-complex="normal"/>
    </style:style>
    <style:style style:name="T10" style:family="text">
      <style:text-properties officeooo:rsid="000c261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RPINT</text:p>
      <text:p text:style-name="P3"/>
      <text:p text:style-name="P4"><text:tab/></text:p>
      <text:p text:style-name="P4"/>
      <text:p text:style-name="P1"><text:span text:style-name="T1"><text:tab/>Serpint is a toolkit for controlling the GPIO (general pourpouse input/output) pins on a Raspberry PI &lt;raspberrypi.org&gt;. The software is writted in python. The main functions of serpint have to do with controlling the pins as if they were a serial device</text:span><text:span text:style-name="Superscript"><text:span text:style-name="T2">1</text:span></text:span><text:span text:style-name="T1">. It can also be used to controll the GPIO pins over a network. Another use is reformatting the control of the GPIO pins so that the serial device</text:span><text:span text:style-name="T1"> controlling them emulates a different device [say, a scratchboard (example included).] However, as the source code of serpint is avalab</text:span><text:span text:style-name="Superscript">le (i</text:span><text:span text:style-name="T1">t is not a co</text:span><text:span text:style-name="Superscript">m</text:span><text:span text:style-name="T1">piled/compilable application) I hope that many other people will make use of/ make new uses for it.</text:span></text:p>
      <text:p text:style-name="P1"><text:span text:style-name="T1"><text:tab/>The main function of serpint (of whitch most others are extentions) is the gpiotoserial command. It creates a </text:span><text:span text:style-name="T5">virtual</text:span><text:span text:style-name="T6"> serial port/device that is </text:span><text:span text:style-name="T7">being controlled by a python script. This allows you to control the gpio pins as if they were a serial device. Through that serial port you then can turn pins on and off, and read their values.</text:span></text:p>
      <text:p text:style-name="P1"><text:span text:style-name="T7"><text:tab/>The 2</text:span><text:span text:style-name="T3">nd</text:span><text:span text:style-name="T7"> and 3</text:span><text:span text:style-name="T3">rd</text:span><text:span text:style-name="T7"> functions of serpint come as a pair, allowing you to have a link between a serial port on one machine, and a serial port on another. </text:span><text:span text:style-name="T8">This allows you to remotely control the GPIO pins on your raspberry pi. This could be used for example, to allow you to put the raspberry pi and some sensors on the roof and read the wind speed and barometric pressure form downstairs.</text:span></text:p>
      <text:p text:style-name="P1"><text:span text:style-name="T8"><text:tab/>The 4</text:span><text:span text:style-name="T4">th</text:span><text:span text:style-name="T8"> use of serpint allows you to reformat the data flowing out of a serial port, </text:span><text:span text:style-name="T9">allowing it to emulate other serial devices. This could be used to have the GPIO pins emulate a scratchboard (example included.)</text:span></text:p>
      <text:p text:style-name="P5"/>
      <text:p text:style-name="P7"><text:span text:style-name="T10">For instructions on using serpint, read</text:span><text:span text:style-name="T10"> commands.odt</text:span></text:p>
      <text:p text:style-name="P5"/>
      <text:p text:style-name="P6">For details on how to use the gpiotoserial command and the reformatting, refer to doc/devinfo</text:p>
      <text:p text:style-name="P8"/>
      <text:p text:style-name="P1"><text:span text:style-name="Superscript"><text:s/></text:span><text:span text:style-name="Superscript"><text:span text:style-name="T2">1</text:span></text:span><text:span text:style-name="T1">Serpint can emulate any device connecting on a /dev/ttyS port, /dev/ttyUSB is currently untest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uperscript" style:family="text">
      <style:text-properties fo:font-size="12pt" fo:font-weight="normal" officeooo:rsid="00069c16" style:font-size-asian="10.5pt" style:font-weight-asian="normal" style:font-size-complex="12pt"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16T10:44:06</meta:creation-date>
    <dc:date>2012-08-16T13:22:58</dc:date>
    <meta:editing-duration>PT00H22M52S</meta:editing-duration>
    <meta:editing-cycles>5</meta:editing-cycles>
    <meta:generator>OpenOffice.org/3.2$Unix OpenOffice.org_project/320m19$Build-9505</meta:generator>
    <meta:document-statistic meta:table-count="0" meta:image-count="0" meta:object-count="0" meta:page-count="1" meta:paragraph-count="9" meta:word-count="319" meta:character-count="1845"/>
    <dc:creator>Louis Goessling</dc:creator>
  </office:meta>
</office:document-meta>
</file>